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Ah, you've returned. Good work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"Any injuries?"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Good."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"After you left for the Northlands, I received
information from the castle regarding the
Duchess of Hellfire."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"Once we saw the documents concerning the
Duchess, we found information that we urgently
needed to bring you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We were just about to discuss that information
when you got her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Please, take a seat."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"Let me start again from the beginning."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"One day long ago, the former Heavenly Maiden
laid siege to the Duchess of Hellfire's base. The
invasion succeeded."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"However, it is not know where exactly this
base was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"That is, until we looked at the texts by decree
of the castle. We have uncovered that the
Duchess of Hellfire's former base was..."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"Right here, in the Northlands."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"No. The base's location is inside a cliff to the
northeast of town."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"Although, the woods which you have just been
investigating is the actual site of the Heavenly
Maiden's capture of the Duchess."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"As a result of the siege, the Duchess and her
comrades planned to abandon their base and
lay low in the woods."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"The Heavenly Maiden followed them to their
hiding spot, and finally brought them to their
knees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"She sealed them away, returning peace to the
world."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"There's no mistaking it... the seal was broken,
and Duchess of Hellfire was resurrected."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Very well. We'll let the citizenry know."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"There's no harm in being cautious, but I
believe the Duchess is more likely elsewhere."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"Her objective as a demonic being is total
oppression and rule of the human world."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"To that end, it would be no advantage to
remain within the snowfields."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"At this stage, the most likely location would
surely be her base."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"I cannot be entirely sure of this, but it would
be the most efficient place from which to
orchestrate her invasion of the human world."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The cliff in the northeast is sheltered from
the snowstorms and receives direct sunlight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You could say it has a comparatively warm
climate, for a place in the Northlands."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Good luck, although it pains me that I can't
provide any assistance."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"I'm relying on you as well. Please, stop the
Duchess of Hellfire however you can."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"You have my thanks."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"Very well. I wish you good luck."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"Our Father in heaven, I ask for your blessing
upon these children..."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4:03:19+01:00</meta:creation-date>
    <dc:date>2019-11-30T14:03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